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1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2.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04">
            <text:p>40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3.9216</text:p>
          </table:table-cell>
          <table:table-cell office:value-type="string">
            <text:p>1.0526</text:p>
          </table:table-cell>
          <table:table-cell office:value-type="string">
            <text:p>20.7895</text:p>
          </table:table-cell>
          <table:table-cell office:value-type="string">
            <text:p>78.1579</text:p>
          </table:table-cell>
          <table:table-cell table:style-name="ce4" office:value-type="float" office:value="1520">
            <text:p>1520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5"/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table:style-name="ce2" office:value-type="float" office:value="812">
            <text:p>81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15.6863</text:p>
          </table:table-cell>
          <table:table-cell office:value-type="string">
            <text:p>1.0088</text:p>
          </table:table-cell>
          <table:table-cell office:value-type="string">
            <text:p>19.1047</text:p>
          </table:table-cell>
          <table:table-cell office:value-type="string">
            <text:p>79.8865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table:number-columns-repeated="5"/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table:style-name="ce2" office:value-type="float" office:value="816">
            <text:p>81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15.6863</text:p>
          </table:table-cell>
          <table:table-cell office:value-type="string">
            <text:p>0.9091</text:p>
          </table:table-cell>
          <table:table-cell office:value-type="string">
            <text:p>20.2841</text:p>
          </table:table-cell>
          <table:table-cell office:value-type="string">
            <text:p>78.8068</text:p>
          </table:table-cell>
          <table:table-cell office:value-type="float" office:value="7040">
            <text:p>7040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table:number-columns-repeated="5"/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table:style-name="ce2" office:value-type="float" office:value="816">
            <text:p>816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15.6863</text:p>
          </table:table-cell>
          <table:table-cell office:value-type="string">
            <text:p>1.3434</text:p>
          </table:table-cell>
          <table:table-cell office:value-type="string">
            <text:p>27.9597</text:p>
          </table:table-cell>
          <table:table-cell office:value-type="string">
            <text:p>70.6969</text:p>
          </table:table-cell>
          <table:table-cell office:value-type="float" office:value="4764">
            <text:p>4764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table:number-columns-repeated="5"/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04">
            <text:p>404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3.9216</text:p>
          </table:table-cell>
          <table:table-cell office:value-type="string">
            <text:p>0.4215</text:p>
          </table:table-cell>
          <table:table-cell office:value-type="string">
            <text:p>10.8535</text:p>
          </table:table-cell>
          <table:table-cell office:value-type="string">
            <text:p>88.7250</text:p>
          </table:table-cell>
          <table:table-cell office:value-type="float" office:value="3796">
            <text:p>3796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table:number-columns-repeated="5"/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table:style-name="ce2" office:value-type="float" office:value="812">
            <text:p>81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5.6863</text:p>
          </table:table-cell>
          <table:table-cell office:value-type="string">
            <text:p>1.4337</text:p>
          </table:table-cell>
          <table:table-cell office:value-type="string">
            <text:p>25.0000</text:p>
          </table:table-cell>
          <table:table-cell office:value-type="string">
            <text:p>73.5663</text:p>
          </table:table-cell>
          <table:table-cell office:value-type="float" office:value="4464">
            <text:p>4464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5"/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04">
            <text:p>404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3.9216</text:p>
          </table:table-cell>
          <table:table-cell office:value-type="string">
            <text:p>0.4706</text:p>
          </table:table-cell>
          <table:table-cell office:value-type="string">
            <text:p>12.1176</text:p>
          </table:table-cell>
          <table:table-cell office:value-type="string">
            <text:p>87.4118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table:number-columns-repeated="5"/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100.0000</text:p>
          </table:table-cell>
          <table:table-cell table:number-columns-repeated="2" office:value-type="string">
            <text:p>50.0000</text:p>
          </table:table-cell>
          <table:table-cell office:value-type="float" office:value="0">
            <text:p>0</text:p>
          </table:table-cell>
          <table:table-cell table:style-name="ce2" office:value-type="float" office:value="816">
            <text:p>816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15.6863</text:p>
          </table:table-cell>
          <table:table-cell office:value-type="string">
            <text:p>1.3434</text:p>
          </table:table-cell>
          <table:table-cell office:value-type="string">
            <text:p>27.9597</text:p>
          </table:table-cell>
          <table:table-cell office:value-type="string">
            <text:p>70.6969</text:p>
          </table:table-cell>
          <table:table-cell office:value-type="float" office:value="4764">
            <text:p>4764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table:number-columns-repeated="5"/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04">
            <text:p>404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3.9216</text:p>
          </table:table-cell>
          <table:table-cell office:value-type="string">
            <text:p>0.4215</text:p>
          </table:table-cell>
          <table:table-cell office:value-type="string">
            <text:p>10.8535</text:p>
          </table:table-cell>
          <table:table-cell office:value-type="string">
            <text:p>88.7250</text:p>
          </table:table-cell>
          <table:table-cell office:value-type="float" office:value="3796">
            <text:p>3796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table:number-columns-repeated="5"/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100.0000</text:p>
          </table:table-cell>
          <table:table-cell office:value-type="string">
            <text:p>50.2463</text:p>
          </table:table-cell>
          <table:table-cell office:value-type="string">
            <text:p>49.7537</text:p>
          </table:table-cell>
          <table:table-cell office:value-type="float" office:value="0">
            <text:p>0</text:p>
          </table:table-cell>
          <table:table-cell table:style-name="ce2" office:value-type="float" office:value="812">
            <text:p>812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15.6863</text:p>
          </table:table-cell>
          <table:table-cell office:value-type="string">
            <text:p>1.4337</text:p>
          </table:table-cell>
          <table:table-cell office:value-type="string">
            <text:p>25.0000</text:p>
          </table:table-cell>
          <table:table-cell office:value-type="string">
            <text:p>73.5663</text:p>
          </table:table-cell>
          <table:table-cell office:value-type="float" office:value="4464">
            <text:p>4464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table:number-columns-repeated="5"/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99.0196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04">
            <text:p>404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3.9216</text:p>
          </table:table-cell>
          <table:table-cell office:value-type="string">
            <text:p>0.4706</text:p>
          </table:table-cell>
          <table:table-cell office:value-type="string">
            <text:p>12.1176</text:p>
          </table:table-cell>
          <table:table-cell office:value-type="string">
            <text:p>87.4118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60.0000</text:p>
          </table:table-cell>
          <table:table-cell office:value-type="string">
            <text:p>49.1803</text:p>
          </table:table-cell>
          <table:table-cell office:value-type="string">
            <text:p>44.2623</text:p>
          </table:table-cell>
          <table:table-cell office:value-type="string">
            <text:p>6.5574</text:p>
          </table:table-cell>
          <table:table-cell office:value-type="float" office:value="244">
            <text:p>24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5"/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60.0000</text:p>
          </table:table-cell>
          <table:table-cell office:value-type="string">
            <text:p>18.9873</text:p>
          </table:table-cell>
          <table:table-cell office:value-type="string">
            <text:p>63.2911</text:p>
          </table:table-cell>
          <table:table-cell office:value-type="string">
            <text:p>17.7215</text:p>
          </table:table-cell>
          <table:table-cell office:value-type="float" office:value="632">
            <text:p>63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table:number-columns-repeated="5"/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60.0000</text:p>
          </table:table-cell>
          <table:table-cell office:value-type="string">
            <text:p>15.3846</text:p>
          </table:table-cell>
          <table:table-cell office:value-type="string">
            <text:p>61.5385</text:p>
          </table:table-cell>
          <table:table-cell office:value-type="string">
            <text:p>23.0769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table:number-columns-repeated="5"/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table:number-columns-repeated="5"/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60.0000</text:p>
          </table:table-cell>
          <table:table-cell office:value-type="string">
            <text:p>16.8539</text:p>
          </table:table-cell>
          <table:table-cell office:value-type="string">
            <text:p>60.1124</text:p>
          </table:table-cell>
          <table:table-cell office:value-type="string">
            <text:p>23.0337</text:p>
          </table:table-cell>
          <table:table-cell office:value-type="float" office:value="712">
            <text:p>712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table:number-columns-repeated="5"/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5"/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60.0000</text:p>
          </table:table-cell>
          <table:table-cell office:value-type="string">
            <text:p>21.2766</text:p>
          </table:table-cell>
          <table:table-cell office:value-type="string">
            <text:p>61.7021</text:p>
          </table:table-cell>
          <table:table-cell office:value-type="string">
            <text:p>17.0213</text:p>
          </table:table-cell>
          <table:table-cell office:value-type="float" office:value="564">
            <text:p>564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table:number-columns-repeated="5"/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table:number-columns-repeated="5"/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100.0000</text:p>
          </table:table-cell>
          <table:table-cell office:value-type="string">
            <text:p>56.1798</text:p>
          </table:table-cell>
          <table:table-cell office:value-type="string">
            <text:p>43.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60.0000</text:p>
          </table:table-cell>
          <table:table-cell office:value-type="string">
            <text:p>16.8539</text:p>
          </table:table-cell>
          <table:table-cell office:value-type="string">
            <text:p>60.1124</text:p>
          </table:table-cell>
          <table:table-cell office:value-type="string">
            <text:p>23.0337</text:p>
          </table:table-cell>
          <table:table-cell office:value-type="float" office:value="712">
            <text:p>712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table:number-columns-repeated="5"/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86.0000</text:p>
          </table:table-cell>
          <table:table-cell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60.0000</text:p>
          </table:table-cell>
          <table:table-cell office:value-type="string">
            <text:p>38.4615</text:p>
          </table:table-cell>
          <table:table-cell office:value-type="string">
            <text:p>51.2821</text:p>
          </table:table-cell>
          <table:table-cell office:value-type="string">
            <text:p>10.2564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table:number-columns-repeated="5"/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100.0000</text:p>
          </table:table-cell>
          <table:table-cell office:value-type="string">
            <text:p>68.4932</text:p>
          </table:table-cell>
          <table:table-cell office:value-type="string">
            <text:p>31.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60.0000</text:p>
          </table:table-cell>
          <table:table-cell office:value-type="string">
            <text:p>21.2766</text:p>
          </table:table-cell>
          <table:table-cell office:value-type="string">
            <text:p>61.7021</text:p>
          </table:table-cell>
          <table:table-cell office:value-type="string">
            <text:p>17.0213</text:p>
          </table:table-cell>
          <table:table-cell office:value-type="float" office:value="564">
            <text:p>564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ce1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1" office:value-type="float" office:value="3">
            <text:p>3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1" office:value-type="float" office:value="3">
            <text:p>3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55.6962</text:p>
          </table:table-cell>
          <table:table-cell office:value-type="string">
            <text:p>61.9718</text:p>
          </table:table-cell>
          <table:table-cell office:value-type="string">
            <text:p>38.0282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.1246</text:p>
          </table:table-cell>
          <table:table-cell office:value-type="string">
            <text:p>65.8754</text:p>
          </table:table-cell>
          <table:table-cell office:value-type="float" office:value="1348">
            <text:p>1348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5"/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55.6962</text:p>
          </table:table-cell>
          <table:table-cell table:style-name="ce3" office:value-type="string">
            <text:p>3.6036</text:p>
          </table:table-cell>
          <table:table-cell office:value-type="string">
            <text:p>13.2678</text:p>
          </table:table-cell>
          <table:table-cell office:value-type="string">
            <text:p>83.1286</text:p>
          </table:table-cell>
          <table:table-cell table:style-name="ce4" office:value-type="float" office:value="4884">
            <text:p>4884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.4029</text:p>
          </table:table-cell>
          <table:table-cell office:value-type="string">
            <text:p>79.5971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table:number-columns-repeated="5"/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55.6962</text:p>
          </table:table-cell>
          <table:table-cell table:style-name="ce3" office:value-type="string">
            <text:p>2.1505</text:p>
          </table:table-cell>
          <table:table-cell table:style-name="ce3" office:value-type="string">
            <text:p>9.0909</text:p>
          </table:table-cell>
          <table:table-cell office:value-type="string">
            <text:p>88.7586</text:p>
          </table:table-cell>
          <table:table-cell table:style-name="ce4" office:value-type="float" office:value="8184">
            <text:p>8184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.4349</text:p>
          </table:table-cell>
          <table:table-cell office:value-type="string">
            <text:p>84.5651</text:p>
          </table:table-cell>
          <table:table-cell office:value-type="float" office:value="9796">
            <text:p>979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table:number-columns-repeated="5"/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55.6962</text:p>
          </table:table-cell>
          <table:table-cell office:value-type="string">
            <text:p>41.9048</text:p>
          </table:table-cell>
          <table:table-cell office:value-type="string">
            <text:p>58.0952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.4018</text:p>
          </table:table-cell>
          <table:table-cell office:value-type="string">
            <text:p>56.5982</text:p>
          </table:table-cell>
          <table:table-cell office:value-type="float" office:value="2728">
            <text:p>2728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table:number-columns-repeated="5"/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55.6962</text:p>
          </table:table-cell>
          <table:table-cell table:style-name="ce3" office:value-type="string">
            <text:p>2.1869</text:p>
          </table:table-cell>
          <table:table-cell table:style-name="ce3" office:value-type="string">
            <text:p>7.5547</text:p>
          </table:table-cell>
          <table:table-cell office:value-type="string">
            <text:p>90.2584</text:p>
          </table:table-cell>
          <table:table-cell table:style-name="ce4" office:value-type="float" office:value="8048">
            <text:p>8048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9536</text:p>
          </table:table-cell>
          <table:table-cell office:value-type="string">
            <text:p>91.0464</text:p>
          </table:table-cell>
          <table:table-cell office:value-type="float" office:value="7148">
            <text:p>7148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table:number-columns-repeated="5"/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55.6962</text:p>
          </table:table-cell>
          <table:table-cell office:value-type="string">
            <text:p>42.7184</text:p>
          </table:table-cell>
          <table:table-cell office:value-type="string">
            <text:p>57.281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.3846</text:p>
          </table:table-cell>
          <table:table-cell office:value-type="string">
            <text:p>59.6154</text:p>
          </table:table-cell>
          <table:table-cell office:value-type="float" office:value="2496">
            <text:p>2496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5"/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55.6962</text:p>
          </table:table-cell>
          <table:table-cell table:style-name="ce3" office:value-type="string">
            <text:p>3.7006</text:p>
          </table:table-cell>
          <table:table-cell table:style-name="ce3" office:value-type="string">
            <text:p>10.9336</text:p>
          </table:table-cell>
          <table:table-cell office:value-type="string">
            <text:p>85.3659</text:p>
          </table:table-cell>
          <table:table-cell table:style-name="ce4" office:value-type="float" office:value="4756">
            <text:p>4756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.7272</text:p>
          </table:table-cell>
          <table:table-cell office:value-type="string">
            <text:p>86.2728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table:number-columns-repeated="5"/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55.6962</text:p>
          </table:table-cell>
          <table:table-cell office:value-type="string">
            <text:p>41.9048</text:p>
          </table:table-cell>
          <table:table-cell office:value-type="string">
            <text:p>58.0952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.5294</text:p>
          </table:table-cell>
          <table:table-cell office:value-type="string">
            <text:p>56.4706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table:number-columns-repeated="5"/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55.6962</text:p>
          </table:table-cell>
          <table:table-cell table:style-name="ce3" office:value-type="string">
            <text:p>2.1869</text:p>
          </table:table-cell>
          <table:table-cell table:style-name="ce3" office:value-type="string">
            <text:p>7.5547</text:p>
          </table:table-cell>
          <table:table-cell office:value-type="string">
            <text:p>90.2584</text:p>
          </table:table-cell>
          <table:table-cell table:style-name="ce4" office:value-type="float" office:value="8048">
            <text:p>8048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2700</text:p>
          </table:table-cell>
          <table:table-cell office:value-type="string">
            <text:p>90.7300</text:p>
          </table:table-cell>
          <table:table-cell office:value-type="float" office:value="6904">
            <text:p>6904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table:number-columns-repeated="5"/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55.6962</text:p>
          </table:table-cell>
          <table:table-cell office:value-type="string">
            <text:p>42.7184</text:p>
          </table:table-cell>
          <table:table-cell office:value-type="string">
            <text:p>57.281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.5145</text:p>
          </table:table-cell>
          <table:table-cell office:value-type="string">
            <text:p>59.4855</text:p>
          </table:table-cell>
          <table:table-cell office:value-type="float" office:value="2488">
            <text:p>2488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table:number-columns-repeated="5"/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55.6962</text:p>
          </table:table-cell>
          <table:table-cell table:style-name="ce3" office:value-type="string">
            <text:p>3.7006</text:p>
          </table:table-cell>
          <table:table-cell table:style-name="ce3" office:value-type="string">
            <text:p>10.9336</text:p>
          </table:table-cell>
          <table:table-cell office:value-type="string">
            <text:p>85.3659</text:p>
          </table:table-cell>
          <table:table-cell table:style-name="ce4" office:value-type="float" office:value="4756">
            <text:p>4756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.7871</text:p>
          </table:table-cell>
          <table:table-cell office:value-type="string">
            <text:p>86.2129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ce1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 table:number-columns-repeated="3"/>
          <table:table-cell table:style-name="ce1" office:value-type="string">
            <text:p>Real Environment</text:p>
          </table:table-cell>
          <table:table-cell table:style-name="ce1" table:number-columns-repeated="2"/>
          <table:table-cell table:number-columns-repeated="3" table:style-name="ce1" office:value-type="string">
            <text:p>Frontières</text:p>
          </table:table-cell>
          <table:table-cell table:style-name="ce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: ~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 office:value-type="string">
            <text:p>Res: [360,90]</text:p>
          </table:table-cell>
          <table:table-cell table:style-name="ce1" office:value-type="string">
            <text:p>Intégrité</text:p>
          </table:table-cell>
          <table:table-cell table:style-name="ce1" office:value-type="string">
            <text:p>Primaires</text:p>
          </table:table-cell>
          <table:table-cell table:style-name="ce1" office:value-type="string">
            <text:p>Secondaires</text:p>
          </table:table-cell>
          <table:table-cell table:style-name="ce1" office:value-type="string">
            <text:p>Fausses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string">
            <text:p>100.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string">
            <text:p>10.8911</text:p>
          </table:table-cell>
          <table:table-cell office:value-type="string">
            <text:p>0.7284</text:p>
          </table:table-cell>
          <table:table-cell office:value-type="string">
            <text:p>12.0841</text:p>
          </table:table-cell>
          <table:table-cell office:value-type="string">
            <text:p>87.1876</text:p>
          </table:table-cell>
          <table:table-cell office:value-type="string">
            <text:p>6.0410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5"/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office:value-type="string">
            <text:p>100.0000</text:p>
          </table:table-cell>
          <table:table-cell table:style-name="ce3" office:value-type="string">
            <text:p>3.7023</text:p>
          </table:table-cell>
          <table:table-cell office:value-type="string">
            <text:p>16.1840</text:p>
          </table:table-cell>
          <table:table-cell office:value-type="string">
            <text:p>80.1136</text:p>
          </table:table-cell>
          <table:table-cell table:style-name="ce4" office:value-type="float" office:value="10912">
            <text:p>1091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2</text:p>
          </table:table-cell>
          <table:table-cell office:value-type="string">
            <text:p>17.3267</text:p>
          </table:table-cell>
          <table:table-cell office:value-type="string">
            <text:p>0.5380</text:p>
          </table:table-cell>
          <table:table-cell office:value-type="string">
            <text:p>11.7123</text:p>
          </table:table-cell>
          <table:table-cell office:value-type="string">
            <text:p>87.7498</text:p>
          </table:table-cell>
          <table:table-cell office:value-type="string">
            <text:p>13.0120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2</text:p>
          </table:table-cell>
          <table:table-cell table:number-columns-repeated="5"/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100.0000</text:p>
          </table:table-cell>
          <table:table-cell table:style-name="ce3" office:value-type="string">
            <text:p>3.6344</text:p>
          </table:table-cell>
          <table:table-cell office:value-type="string">
            <text:p>17.7222</text:p>
          </table:table-cell>
          <table:table-cell office:value-type="string">
            <text:p>78.6434</text:p>
          </table:table-cell>
          <table:table-cell table:style-name="ce4" office:value-type="float" office:value="11116">
            <text:p>1111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office:value-type="string">
            <text:p>29.2079</text:p>
          </table:table-cell>
          <table:table-cell office:value-type="string">
            <text:p>0.7489</text:p>
          </table:table-cell>
          <table:table-cell office:value-type="string">
            <text:p>12.4778</text:p>
          </table:table-cell>
          <table:table-cell office:value-type="string">
            <text:p>86.7733</text:p>
          </table:table-cell>
          <table:table-cell office:value-type="string">
            <text:p>15.7560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3</text:p>
          </table:table-cell>
          <table:table-cell table:number-columns-repeated="5"/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100.0000</text:p>
          </table:table-cell>
          <table:table-cell office:value-type="string">
            <text:p>65.7980</text:p>
          </table:table-cell>
          <table:table-cell office:value-type="string">
            <text:p>34.2020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office:value-type="string">
            <text:p>29.2079</text:p>
          </table:table-cell>
          <table:table-cell office:value-type="string">
            <text:p>0.8854</text:p>
          </table:table-cell>
          <table:table-cell office:value-type="string">
            <text:p>14.0692</text:p>
          </table:table-cell>
          <table:table-cell office:value-type="string">
            <text:p>85.0454</text:p>
          </table:table-cell>
          <table:table-cell office:value-type="string">
            <text:p>13.3270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4</text:p>
          </table:table-cell>
          <table:table-cell table:number-columns-repeated="5"/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100.0000</text:p>
          </table:table-cell>
          <table:table-cell table:style-name="ce3" office:value-type="string">
            <text:p>3.8462</text:p>
          </table:table-cell>
          <table:table-cell table:style-name="ce3" office:value-type="string">
            <text:p>12.9284</text:p>
          </table:table-cell>
          <table:table-cell office:value-type="string">
            <text:p>83.2254</text:p>
          </table:table-cell>
          <table:table-cell table:style-name="ce4" office:value-type="float" office:value="10504">
            <text:p>10504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office:value-type="string">
            <text:p>10.8911</text:p>
          </table:table-cell>
          <table:table-cell office:value-type="string">
            <text:p>0.5963</text:p>
          </table:table-cell>
          <table:table-cell office:value-type="string">
            <text:p>10.5299</text:p>
          </table:table-cell>
          <table:table-cell office:value-type="string">
            <text:p>88.8738</text:p>
          </table:table-cell>
          <table:table-cell office:value-type="string">
            <text:p>7.3790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5</text:p>
          </table:table-cell>
          <table:table-cell table:number-columns-repeated="5"/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00.0000</text:p>
          </table:table-cell>
          <table:table-cell office:value-type="string">
            <text:p>66.2295</text:p>
          </table:table-cell>
          <table:table-cell office:value-type="string">
            <text:p>33.7705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string">
            <text:p>17.3267</text:p>
          </table:table-cell>
          <table:table-cell office:value-type="string">
            <text:p>0.6331</text:p>
          </table:table-cell>
          <table:table-cell office:value-type="string">
            <text:p>13.0517</text:p>
          </table:table-cell>
          <table:table-cell office:value-type="string">
            <text:p>86.3151</text:p>
          </table:table-cell>
          <table:table-cell office:value-type="string">
            <text:p>11.0560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5"/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100.0000</text:p>
          </table:table-cell>
          <table:table-cell table:style-name="ce3" office:value-type="string">
            <text:p>3.8462</text:p>
          </table:table-cell>
          <table:table-cell table:style-name="ce3" office:value-type="string">
            <text:p>12.9284</text:p>
          </table:table-cell>
          <table:table-cell office:value-type="string">
            <text:p>83.2254</text:p>
          </table:table-cell>
          <table:table-cell table:style-name="ce4" office:value-type="float" office:value="10504">
            <text:p>10504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office:value-type="string">
            <text:p>10.8911</text:p>
          </table:table-cell>
          <table:table-cell office:value-type="string">
            <text:p>0.6070</text:p>
          </table:table-cell>
          <table:table-cell office:value-type="string">
            <text:p>10.7187</text:p>
          </table:table-cell>
          <table:table-cell office:value-type="string">
            <text:p>88.6743</text:p>
          </table:table-cell>
          <table:table-cell office:value-type="string">
            <text:p>7.2490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7</text:p>
          </table:table-cell>
          <table:table-cell table:number-columns-repeated="5"/>
        </table:table-row>
        <table:table-row table:style-name="ro1"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100.0000</text:p>
          </table:table-cell>
          <table:table-cell office:value-type="string">
            <text:p>65.7980</text:p>
          </table:table-cell>
          <table:table-cell office:value-type="string">
            <text:p>34.2020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office:value-type="string">
            <text:p>29.2079</text:p>
          </table:table-cell>
          <table:table-cell office:value-type="string">
            <text:p>0.8909</text:p>
          </table:table-cell>
          <table:table-cell office:value-type="string">
            <text:p>14.1563</text:p>
          </table:table-cell>
          <table:table-cell office:value-type="string">
            <text:p>84.9528</text:p>
          </table:table-cell>
          <table:table-cell office:value-type="string">
            <text:p>13.2450</text:p>
          </table:table-cell>
          <table:table-cell table:number-columns-repeated="2"/>
          <table:table-cell office:value-type="string">
            <text:p>Occ. V26 Inc. V6 Edge</text:p>
          </table:table-cell>
          <table:table-cell office:value-type="string">
            <text:p>Alg 8</text:p>
          </table:table-cell>
          <table:table-cell table:number-columns-repeated="5"/>
        </table:table-row>
        <table:table-row table:style-name="ro1"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100.0000</text:p>
          </table:table-cell>
          <table:table-cell table:style-name="ce3" office:value-type="string">
            <text:p>3.8462</text:p>
          </table:table-cell>
          <table:table-cell table:style-name="ce3" office:value-type="string">
            <text:p>12.9284</text:p>
          </table:table-cell>
          <table:table-cell office:value-type="string">
            <text:p>83.2254</text:p>
          </table:table-cell>
          <table:table-cell table:style-name="ce4" office:value-type="float" office:value="10504">
            <text:p>10504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office:value-type="string">
            <text:p>10.8911</text:p>
          </table:table-cell>
          <table:table-cell office:value-type="string">
            <text:p>0.5973</text:p>
          </table:table-cell>
          <table:table-cell office:value-type="string">
            <text:p>10.5470</text:p>
          </table:table-cell>
          <table:table-cell office:value-type="string">
            <text:p>88.8557</text:p>
          </table:table-cell>
          <table:table-cell office:value-type="string">
            <text:p>7.3670</text:p>
          </table:table-cell>
          <table:table-cell table:number-columns-repeated="2"/>
          <table:table-cell office:value-type="string">
            <text:p>Occ. V6 Inc. V26 Edge</text:p>
          </table:table-cell>
          <table:table-cell office:value-type="string">
            <text:p>Alg 9</text:p>
          </table:table-cell>
          <table:table-cell table:number-columns-repeated="5"/>
        </table:table-row>
        <table:table-row table:style-name="ro1"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100.0000</text:p>
          </table:table-cell>
          <table:table-cell office:value-type="string">
            <text:p>66.2295</text:p>
          </table:table-cell>
          <table:table-cell office:value-type="string">
            <text:p>33.7705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office:value-type="string">
            <text:p>17.3267</text:p>
          </table:table-cell>
          <table:table-cell office:value-type="string">
            <text:p>0.6374</text:p>
          </table:table-cell>
          <table:table-cell office:value-type="string">
            <text:p>13.1397</text:p>
          </table:table-cell>
          <table:table-cell office:value-type="string">
            <text:p>86.2229</text:p>
          </table:table-cell>
          <table:table-cell office:value-type="string">
            <text:p>10.9820</text:p>
          </table:table-cell>
          <table:table-cell table:number-columns-repeated="2"/>
          <table:table-cell office:value-type="string">
            <text:p>Occ. V18 Inc. V26 Edge</text:p>
          </table:table-cell>
          <table:table-cell office:value-type="string">
            <text:p>Alg 10</text:p>
          </table:table-cell>
          <table:table-cell table:number-columns-repeated="5"/>
        </table:table-row>
        <table:table-row table:style-name="ro1"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100.0000</text:p>
          </table:table-cell>
          <table:table-cell table:style-name="ce3" office:value-type="string">
            <text:p>3.8462</text:p>
          </table:table-cell>
          <table:table-cell table:style-name="ce3" office:value-type="string">
            <text:p>12.9284</text:p>
          </table:table-cell>
          <table:table-cell office:value-type="string">
            <text:p>83.2254</text:p>
          </table:table-cell>
          <table:table-cell table:style-name="ce4" office:value-type="float" office:value="10504">
            <text:p>10504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office:value-type="string">
            <text:p>10.8911</text:p>
          </table:table-cell>
          <table:table-cell office:value-type="string">
            <text:p>0.6077</text:p>
          </table:table-cell>
          <table:table-cell office:value-type="string">
            <text:p>10.7306</text:p>
          </table:table-cell>
          <table:table-cell office:value-type="string">
            <text:p>88.6618</text:p>
          </table:table-cell>
          <table:table-cell office:value-type="string">
            <text:p>7.2410</text:p>
          </table:table-cell>
          <table:table-cell table:number-columns-repeated="2"/>
          <table:table-cell office:value-type="string">
            <text:p>Occ. V26 Inc. V18 Edge</text:p>
          </table:table-cell>
          <table:table-cell office:value-type="string">
            <text:p>Alg 11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13.12.2019</text:date>, <text:time>23:45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21:41:28.59</meta:creation-date>
    <dc:date>2019-12-13T23:45:02.13</dc:date>
    <meta:editing-duration>PT1H32M49S</meta:editing-duration>
    <meta:editing-cycles>2</meta:editing-cycles>
    <meta:generator>OpenOffice/4.1.6$Win32 OpenOffice.org_project/416m1$Build-9790</meta:generator>
    <meta:document-statistic meta:table-count="3" meta:cell-count="836" meta:object-count="0"/>
  </office:meta>
</office:document-meta>
</file>